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ae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ae00" draw:marker-start-width="0.35cm" draw:marker-end-width="0.35cm" draw:fill="none" draw:textarea-vertical-align="middle" draw:auto-grow-height="false" fo:min-height="2.832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e00" draw:marker-start-width="0.35cm" draw:marker-end-width="0.35cm" draw:fill="none" draw:textarea-vertical-align="middle" draw:auto-grow-height="false" fo:min-height="4.584cm" fo:min-width="0cm" fo:padding-top="0.175cm" fo:padding-bottom="0.175cm" fo:padding-left="0.3cm" fo:padding-right="0.3cm"/>
    </style:style>
    <style:style style:name="P1" style:family="paragraph">
      <style:text-properties style:font-name="Courier New" fo:font-size="18pt" style:font-size-asian="18pt" style:font-size-complex="18pt"/>
    </style:style>
    <style:style style:name="P2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456cm" svg:height="7.451cm" svg:x="0.7cm" svg:y="3.4cm">
          <draw:text-box>
            <text:p text:style-name="P1"><text:span text:style-name="T1">ComputeGRM ← function ( …, …, …) {</text:span></text:p>
            <text:p text:style-name="P1"><text:span text:style-name="T1">…</text:span></text:p>
            <text:p text:style-name="P1"><text:span text:style-name="T1">…</text:span></text:p>
            <text:p text:style-name="P1"><text:span text:style-name="T1">…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}</text:span></text:p>
          </draw:text-box>
        </draw:frame>
        <draw:frame draw:style-name="gr1" draw:text-style-name="P3" draw:layer="layout" svg:width="4.799cm" svg:height="0.962cm" svg:x="4.1cm" svg:y="1.2cm">
          <draw:text-box>
            <text:p>Function Name</text:p>
          </draw:text-box>
        </draw:frame>
        <draw:line draw:style-name="gr2" draw:text-style-name="P4" draw:layer="layout" svg:x1="3cm" svg:y1="3.3cm" svg:x2="4.9cm" svg:y2="2.1cm">
          <text:p/>
        </draw:line>
        <draw:frame draw:style-name="gr1" draw:text-style-name="P3" draw:layer="layout" svg:width="3.567cm" svg:height="0.962cm" svg:x="9.4cm" svg:y="2cm">
          <draw:text-box>
            <text:p>Arguments</text:p>
          </draw:text-box>
        </draw:frame>
        <draw:custom-shape draw:style-name="gr3" draw:text-style-name="P4" draw:layer="layout" svg:width="0.7cm" svg:height="3.25cm" draw:transform="rotate (1.5707963267949) translate (9.65cm 3.5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0.5cm" svg:height="5.1cm" svg:x="6cm" svg:y="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6.632cm" svg:height="2.384cm" svg:x="6.8cm" svg:y="6.3cm">
          <draw:text-box>
            <text:p>Function Body where </text:p>
            <text:p>all computations are</text:p>
            <text:p>don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3-14T09:06:57.053727002</dc:date>
    <meta:editing-duration>PT9M49S</meta:editing-duration>
    <meta:editing-cycles>3</meta:editing-cycles>
    <meta:generator>LibreOffice/7.0.3.1$MacOSX_X86_64 LibreOffice_project/d7547858d014d4cf69878db179d326fc3483e082</meta:generator>
    <meta:document-statistic meta:object-count="7"/>
  </office:meta>
</office:document-meta>
</file>